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rebuchet MS" svg:font-family="'Trebuchet MS'" style:font-family-generic="roman" style:font-pitch="variable"/>
  </office:font-face-decls>
  <office:automatic-styles>
    <style:style style:name="P1" style:family="paragraph" style:parent-style-name="Standard">
      <style:text-properties style:font-name="Calibri" officeooo:rsid="0003ef58" officeooo:paragraph-rsid="0003ef58"/>
    </style:style>
    <style:style style:name="P2" style:family="paragraph" style:parent-style-name="Standard">
      <style:text-properties style:font-name="Calibri"/>
    </style:style>
    <style:style style:name="P3" style:family="paragraph" style:parent-style-name="Standard">
      <style:text-properties style:font-name="Calibri" officeooo:rsid="0004e286" officeooo:paragraph-rsid="0004e286"/>
    </style:style>
    <style:style style:name="P4" style:family="paragraph" style:parent-style-name="Standard">
      <style:text-properties style:font-name="Calibri" officeooo:rsid="0003ef58" officeooo:paragraph-rsid="0003ef58"/>
    </style:style>
    <style:style style:name="P5" style:family="paragraph" style:parent-style-name="Standard">
      <style:text-properties style:font-name="Calibri" officeooo:rsid="0006c57f" officeooo:paragraph-rsid="0006c57f"/>
    </style:style>
    <style:style style:name="P6" style:family="paragraph" style:parent-style-name="Standard">
      <style:text-properties style:font-name="Calibri" officeooo:rsid="0006c57f" officeooo:paragraph-rsid="0008c4e5"/>
    </style:style>
    <style:style style:name="P7" style:family="paragraph" style:parent-style-name="Standard">
      <style:text-properties style:font-name="Calibri" officeooo:rsid="0008c4e5" officeooo:paragraph-rsid="0008c4e5"/>
    </style:style>
    <style:style style:name="T1" style:family="text">
      <style:text-properties officeooo:rsid="0003ef58"/>
    </style:style>
    <style:style style:name="T2" style:family="text">
      <style:text-properties officeooo:rsid="0004e286"/>
    </style:style>
    <style:style style:name="T3" style:family="text">
      <style:text-properties fo:color="#ffffff" loext:opacity="100%" style:font-name="Trebuchet MS" fo:font-size="14pt" style:font-size-asian="14pt"/>
    </style:style>
    <style:style style:name="T4" style:family="text">
      <style:text-properties officeooo:rsid="00076b12"/>
    </style:style>
    <style:style style:name="T5" style:family="text">
      <style:text-properties officeooo:rsid="0008c4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CT </text:span><text:span text:style-name="T4">ABDOMEN PELVIS WITH CONTRAST</text:span></text:p>
      <text:p text:style-name="P2"/>
      <text:p text:style-name="P1">** HISTORY **:</text:p>
      <text:p text:style-name="P2"><text:span text:style-name="T1"><text:text-input text:description="">Patient age</text:text-input></text:span><text:span text:style-name="T1"><text:text-input text:description=""/></text:span><text:span text:style-name="T1"><text:s/>year old, </text:span><text:span text:style-name="T1"><text:text-input text:description="history">abdominal pain.</text:text-input></text:span></text:p>
      <text:p text:style-name="P2"/>
      <text:p text:style-name="P1">** TECHNIQUE **:</text:p>
      <text:p text:style-name="P3">CT images of the <text:span text:style-name="T5">abdomen and pelvis </text:span>acquired with <text:text-input text:description="contrast dose">100</text:text-input><text:s/><text:span text:style-name="T5">mL </text:span><text:span text:style-name="T5"><text:text-input text:description="contrast type">Omnipaque</text:text-input></text:span><text:span text:style-name="T5"><text:s/></text:span><text:span text:style-name="T5"><text:text-input text:description="contrast concentration">300</text:text-input></text:span><text:span text:style-name="T5"><text:s/>IV </text:span>contrast.</text:p>
      <text:p text:style-name="P1"/>
      <text:p text:style-name="P3">CTDI: <text:text-input text:description="CTDI">CTDI</text:text-input><text:s/>mGy</text:p>
      <text:p text:style-name="P3">DLP: <text:text-input text:description="DLP">DLP</text:text-input><text:s/>mGy-cm</text:p>
      <text:p text:style-name="P3"/>
      <text:p text:style-name="P3">Comparison: <text:text-input text:description="Comparison">None available.</text:text-input></text:p>
      <text:p text:style-name="P3"/>
      <text:p text:style-name="P1">** FINDINGS **:</text:p>
      <text:p text:style-name="P5"><text:span text:style-name="T5">LUNG BASES</text:span>: <text:span text:style-name="T2"><text:text-input text:description="heart">Heart size is normal.</text:text-input></text:span></text:p>
      <text:p text:style-name="P5"><text:span text:style-name="T5">LIVER</text:span>: <text:text-input text:description="vessels">No significant abnormality.</text:text-input></text:p>
      <text:p text:style-name="P7">GALLBLADDER/BILE DUCTS: <text:text-input text:description="gallbladder bile">No calcified gallstones. No significant biliary dilation.</text:text-input></text:p>
      <text:p text:style-name="P7">SPLEEN: <text:text-input text:description="spleen">Normal.</text:text-input></text:p>
      <text:p text:style-name="P7">PANCREAS: <text:text-input text:description="pancreas">Normal.</text:text-input></text:p>
      <text:p text:style-name="P7">ADRENAL GLANDS: <text:text-input text:description="adrenals">No significant abnormality.</text:text-input></text:p>
      <text:p text:style-name="P7">KIDNEYS: <text:text-input text:description="kidneys">Normal.</text:text-input></text:p>
      <text:p text:style-name="P7">BOWEL: <text:text-input text:description="bowel">No significant abnormality.</text:text-input></text:p>
      <text:p text:style-name="P7">MESENTERY/LYMPH NODES: <text:text-input text:description="lymph nodes">No suspicious lymph nodes.</text:text-input></text:p>
      <text:p text:style-name="P7">PERITONEUM: <text:text-input text:description="peritoneum">No significant free fluid. No free air.</text:text-input></text:p>
      <text:p text:style-name="P7">AORTA/VESSELS: <text:text-input text:description="aorta">Normal abdominal aortic diameter (&lt;3cm).</text:text-input></text:p>
      <text:p text:style-name="P7">BLADDER: <text:text-input text:description="bladder">No significant abnormality.</text:text-input></text:p>
      <text:p text:style-name="P7">PELVIC STRUCTURES: <text:text-input text:description="pelvic structures">No significant abnormality.</text:text-input></text:p>
      <text:p text:style-name="P6">SOFT TISSUES: <text:text-input text:description="soft tissues">No significant abnormality.</text:text-input></text:p>
      <text:p text:style-name="P6">BONES: <text:text-input text:description="bones">No significant abnormality.</text:text-input></text:p>
      <text:p text:style-name="P5"/>
      <text:p text:style-name="P1"/>
      <text:p text:style-name="P1">** IMPRESSION **:</text:p>
      <text:p text:style-name="P1"><text:text-input text:description="impression">Normal CT abdomen pelvis.</text:text-input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rebuchet MS" svg:font-family="'Trebuchet MS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8T09:57:23.761000000</meta:creation-date>
    <dc:date>2024-03-14T13:31:56.446000000</dc:date>
    <meta:editing-duration>PT31M3S</meta:editing-duration>
    <meta:editing-cycles>5</meta:editing-cycles>
    <meta:generator>LibreOffice/24.2.1.2$Windows_X86_64 LibreOffice_project/db4def46b0453cc22e2d0305797cf981b68ef5ac</meta:generator>
    <meta:document-statistic meta:table-count="0" meta:image-count="0" meta:object-count="0" meta:page-count="1" meta:paragraph-count="26" meta:word-count="173" meta:character-count="929" meta:non-whitespace-character-count="832"/>
  </office:meta>
</office:document-meta>
</file>